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75ACE8BED32170F7BD.png" manifest:media-type="image/png"/>
  <manifest:file-entry manifest:full-path="Pictures/10000001000001AE0000006E2AC66863984A975D.png" manifest:media-type="image/png"/>
  <manifest:file-entry manifest:full-path="Pictures/10000001000001B3000001201922431D7E4F2A3B.png" manifest:media-type="image/png"/>
  <manifest:file-entry manifest:full-path="Pictures/100000010000031400000094F342FA73DE944643.png" manifest:media-type="image/png"/>
  <manifest:file-entry manifest:full-path="Pictures/10000001000001330000007A4872143DAD93B3B7.png" manifest:media-type="image/png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87000000AE6000D3AF8DB9247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33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34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35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36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37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38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39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40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41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42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43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44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45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46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47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48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49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50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51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52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53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54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55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56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57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58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59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60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61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62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63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64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65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66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67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68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69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70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71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72" style:family="paragraph" style:parent-style-name="Standard">
      <style:text-properties fo:font-weight="normal" officeooo:paragraph-rsid="00418918" style:font-weight-asian="normal" style:font-weight-complex="normal"/>
    </style:style>
    <style:style style:name="P73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74" style:family="paragraph" style:parent-style-name="Standard">
      <style:text-properties fo:font-weight="normal" officeooo:paragraph-rsid="0042ee10" style:font-weight-asian="normal" style:font-weight-complex="normal"/>
    </style:style>
    <style:style style:name="P75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76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77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78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79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80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81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82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83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84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85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86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87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88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89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90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91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92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93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94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95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96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97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98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99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00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01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02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03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04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05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06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07" style:family="paragraph" style:parent-style-name="Standard">
      <style:text-properties fo:font-weight="normal" officeooo:paragraph-rsid="00690ace"/>
    </style:style>
    <style:style style:name="P108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09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10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11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12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13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1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15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16" style:family="paragraph" style:parent-style-name="Standard">
      <style:text-properties officeooo:rsid="00074a32" officeooo:paragraph-rsid="00074a32"/>
    </style:style>
    <style:style style:name="P117" style:family="paragraph" style:parent-style-name="Standard">
      <style:text-properties officeooo:rsid="00074a32" officeooo:paragraph-rsid="0007d642"/>
    </style:style>
    <style:style style:name="P118" style:family="paragraph" style:parent-style-name="Standard">
      <style:text-properties officeooo:rsid="0007d642" officeooo:paragraph-rsid="0007d642"/>
    </style:style>
    <style:style style:name="P119" style:family="paragraph" style:parent-style-name="Standard">
      <style:text-properties officeooo:rsid="0009ffc4" officeooo:paragraph-rsid="0009ffc4"/>
    </style:style>
    <style:style style:name="P120" style:family="paragraph" style:parent-style-name="Standard">
      <style:text-properties officeooo:rsid="000b37f3" officeooo:paragraph-rsid="0009ffc4"/>
    </style:style>
    <style:style style:name="P121" style:family="paragraph" style:parent-style-name="Standard">
      <style:text-properties officeooo:rsid="000b37f3" officeooo:paragraph-rsid="000b37f3"/>
    </style:style>
    <style:style style:name="P122" style:family="paragraph" style:parent-style-name="Standard">
      <style:text-properties officeooo:rsid="000f43fe" officeooo:paragraph-rsid="000f43fe"/>
    </style:style>
    <style:style style:name="P123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24" style:family="paragraph" style:parent-style-name="Standard">
      <style:text-properties officeooo:rsid="0011da70" officeooo:paragraph-rsid="0011da70"/>
    </style:style>
    <style:style style:name="P125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28" style:family="paragraph" style:parent-style-name="Standard">
      <style:text-properties officeooo:paragraph-rsid="0019d0c5"/>
    </style:style>
    <style:style style:name="P12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30" style:family="paragraph" style:parent-style-name="Standard">
      <style:text-properties officeooo:paragraph-rsid="00418918"/>
    </style:style>
    <style:style style:name="P131" style:family="paragraph" style:parent-style-name="Standard">
      <style:text-properties officeooo:paragraph-rsid="0042ee10"/>
    </style:style>
    <style:style style:name="P132" style:family="paragraph" style:parent-style-name="Standard">
      <style:text-properties officeooo:paragraph-rsid="0044551a"/>
    </style:style>
    <style:style style:name="P133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34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35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36" style:family="paragraph" style:parent-style-name="Standard">
      <style:text-properties officeooo:paragraph-rsid="0066216a"/>
    </style:style>
    <style:style style:name="P137" style:family="paragraph" style:parent-style-name="Standard">
      <style:text-properties officeooo:rsid="006631e6" officeooo:paragraph-rsid="006631e6"/>
    </style:style>
    <style:style style:name="P138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39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officeooo:rsid="00074a32"/>
    </style:style>
    <style:style style:name="T4" style:family="text">
      <style:text-properties fo:color="#e9f284" loext:opacity="100%"/>
    </style:style>
    <style:style style:name="T5" style:family="text">
      <style:text-properties fo:color="#f1fa8c" loext:opacity="100%"/>
    </style:style>
    <style:style style:name="T6" style:family="text">
      <style:text-properties fo:color="#f1fa8c" loext:opacity="100%" officeooo:rsid="00546364" style:font-weight-asian="normal" style:font-weight-complex="normal"/>
    </style:style>
    <style:style style:name="T7" style:family="text">
      <style:text-properties fo:color="#f1fa8c" loext:opacity="100%" officeooo:rsid="005502d1" style:font-weight-asian="normal" style:font-weight-complex="normal"/>
    </style:style>
    <style:style style:name="T8" style:family="text">
      <style:text-properties officeooo:rsid="0009ffc4"/>
    </style:style>
    <style:style style:name="T9" style:family="text">
      <style:text-properties officeooo:rsid="000b37f3"/>
    </style:style>
    <style:style style:name="T10" style:family="text">
      <style:text-properties officeooo:rsid="000d2885"/>
    </style:style>
    <style:style style:name="T11" style:family="text">
      <style:text-properties officeooo:rsid="000d2b5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2a3aa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2a3aa"/>
    </style:style>
    <style:style style:name="T17" style:family="text">
      <style:text-properties officeooo:rsid="0014234a"/>
    </style:style>
    <style:style style:name="T18" style:family="text">
      <style:text-properties officeooo:rsid="001855f9"/>
    </style:style>
    <style:style style:name="T19" style:family="text">
      <style:text-properties officeooo:rsid="00196a35"/>
    </style:style>
    <style:style style:name="T20" style:family="text">
      <style:text-properties officeooo:rsid="001f6f51"/>
    </style:style>
    <style:style style:name="T21" style:family="text">
      <style:text-properties officeooo:rsid="001c8a38"/>
    </style:style>
    <style:style style:name="T22" style:family="text">
      <style:text-properties officeooo:rsid="0022a483"/>
    </style:style>
    <style:style style:name="T23" style:family="text">
      <style:text-properties officeooo:rsid="003bd60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8918" style:font-weight-asian="normal" style:font-weight-complex="normal"/>
    </style:style>
    <style:style style:name="T26" style:family="text">
      <style:text-properties fo:font-weight="normal" officeooo:rsid="0042ee10" style:font-weight-asian="normal" style:font-weight-complex="normal"/>
    </style:style>
    <style:style style:name="T27" style:family="text">
      <style:text-properties fo:font-weight="normal" officeooo:rsid="0044551a" style:font-weight-asian="normal" style:font-weight-complex="normal"/>
    </style:style>
    <style:style style:name="T28" style:family="text">
      <style:text-properties fo:font-weight="normal" officeooo:rsid="005d7d5f" style:font-weight-asian="normal" style:font-weight-complex="normal"/>
    </style:style>
    <style:style style:name="T29" style:family="text">
      <style:text-properties fo:font-weight="normal" officeooo:rsid="005e0686" style:font-weight-asian="normal" style:font-weight-complex="normal"/>
    </style:style>
    <style:style style:name="T30" style:family="text">
      <style:text-properties fo:font-weight="normal" officeooo:rsid="00607c89" style:font-weight-asian="normal" style:font-weight-complex="normal"/>
    </style:style>
    <style:style style:name="T31" style:family="text">
      <style:text-properties fo:font-weight="normal" officeooo:rsid="0066216a" style:font-weight-asian="normal" style:font-weight-complex="normal"/>
    </style:style>
    <style:style style:name="T32" style:family="text">
      <style:text-properties fo:font-weight="normal" officeooo:rsid="006631e6" style:font-weight-asian="normal" style:font-weight-complex="normal"/>
    </style:style>
    <style:style style:name="T33" style:family="text">
      <style:text-properties officeooo:rsid="003f4625"/>
    </style:style>
    <style:style style:name="T34" style:family="text">
      <style:text-properties officeooo:rsid="003f9836"/>
    </style:style>
    <style:style style:name="T35" style:family="text">
      <style:text-properties officeooo:rsid="0040aef6"/>
    </style:style>
    <style:style style:name="T36" style:family="text">
      <style:text-properties fo:font-style="italic" officeooo:rsid="003f9836" style:font-style-asian="italic" style:font-style-complex="italic"/>
    </style:style>
    <style:style style:name="T37" style:family="text">
      <style:text-properties officeooo:rsid="0044551a"/>
    </style:style>
    <style:style style:name="T38" style:family="text">
      <style:text-properties officeooo:rsid="0044862d"/>
    </style:style>
    <style:style style:name="T39" style:family="text">
      <style:text-properties fo:color="#bd93f9" loext:opacity="100%"/>
    </style:style>
    <style:style style:name="T40" style:family="text">
      <style:text-properties officeooo:rsid="00546364"/>
    </style:style>
    <style:style style:name="T41" style:family="text">
      <style:text-properties fo:color="#8be9fd" loext:opacity="100%"/>
    </style:style>
    <style:style style:name="T42" style:family="text">
      <style:text-properties fo:color="#8be9fd" loext:opacity="100%" fo:font-style="italic"/>
    </style:style>
    <style:style style:name="T43" style:family="text">
      <style:text-properties fo:color="#8be9fd" loext:opacity="100%" fo:font-style="italic" officeooo:rsid="00546364" style:font-weight-asian="normal" style:font-weight-complex="normal"/>
    </style:style>
    <style:style style:name="T44" style:family="text">
      <style:text-properties fo:color="#50fa7b" loext:opacity="100%"/>
    </style:style>
    <style:style style:name="T45" style:family="text">
      <style:text-properties fo:color="#50fa7b" loext:opacity="100%" officeooo:rsid="00546364" style:font-weight-asian="normal" style:font-weight-complex="normal"/>
    </style:style>
    <style:style style:name="T46" style:family="text">
      <style:text-properties officeooo:rsid="00546364" style:font-weight-asian="normal" style:font-weight-complex="normal"/>
    </style:style>
    <style:style style:name="T47" style:family="text">
      <style:text-properties officeooo:rsid="00690ace" style:font-weight-asian="normal" style:font-weight-complex="normal"/>
    </style:style>
    <style:style style:name="T48" style:family="text">
      <style:text-properties officeooo:rsid="0055aec0"/>
    </style:style>
    <style:style style:name="T49" style:family="text">
      <style:text-properties officeooo:rsid="0057640c"/>
    </style:style>
    <style:style style:name="T50" style:family="text">
      <style:text-properties officeooo:rsid="0057e7dc"/>
    </style:style>
    <style:style style:name="T51" style:family="text">
      <style:text-properties officeooo:rsid="00607c89"/>
    </style:style>
    <style:style style:name="T52" style:family="text">
      <style:text-properties officeooo:rsid="0061c919"/>
    </style:style>
    <style:style style:name="T53" style:family="text">
      <style:text-properties officeooo:rsid="00627808"/>
    </style:style>
    <style:style style:name="T54" style:family="text">
      <style:text-properties officeooo:rsid="0065f22e"/>
    </style:style>
    <style:style style:name="T55" style:family="text">
      <style:text-properties officeooo:rsid="00683d8f"/>
    </style:style>
    <style:style style:name="T56" style:family="text">
      <style:text-properties officeooo:rsid="00690ace"/>
    </style:style>
    <style:style style:name="T57" style:family="text">
      <style:text-properties fo:color="#f8f8f2" loext:opacity="100%" style:font-name="Droid Sans Mono" fo:font-size="10.5pt" fo:background-color="#282a36" loext:char-shading-value="0"/>
    </style:style>
    <style:style style:name="T58" style:family="text">
      <style:text-properties officeooo:rsid="006bc06b"/>
    </style:style>
    <style:style style:name="T59" style:family="text">
      <style:text-properties officeooo:rsid="006c37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32">ela permite renderizar uma view dentro da outra, tipo um componente</text:p>
      <text:p text:style-name="P32">para criar só colocar _ no nome do arq</text:p>
      <text:p text:style-name="P32">ex: _arq.html.erb</text:p>
      <text:p text:style-name="P32">e dps para utiliza-la usar a teag render</text:p>
      <text:p text:style-name="P32"/>
      <text:p text:style-name="P108"><text:span text:style-name="T1">&lt;%=</text:span> render <text:span text:style-name="T4">"</text:span><text:span text:style-name="T5">arq</text:span><text:span text:style-name="T4">"</text:span><text:span text:style-name="T1">%&gt;</text:span></text:p>
      <text:p text:style-name="P108"/>
      <text:p text:style-name="P32">doc:</text:p>
      <text:p text:style-name="P32">https://guides.rubyonrails.org/layouts_and_ rendering.html#using-partials</text:p>
      <text:p text:style-name="P2"/>
      <text:p text:style-name="P2"/>
      <text:p text:style-name="P2">Layout – <text:span text:style-name="T3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18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23"/>
      <text:p text:style-name="P123"/>
      <text:p text:style-name="P123"/>
      <text:p text:style-name="Standard">tag responsável em carregar a pagina solicitada</text:p>
      <text:p text:style-name="Standard">&lt;%= yield %&gt; </text:p>
      <text:p text:style-name="Standard"/>
      <text:p text:style-name="P118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16">methods que podem ser rodados before, after e around uma action</text:p>
      <text:p text:style-name="P116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>O :set_coin fica la embaixo no private, é por isso q no show esta vazio, pois before_action já faz essa função para não repetir código, no edit, update e destroy.</text:p>
      <text:p text:style-name="P116"/>
      <text:p text:style-name="P116">Obs: tanto no update quanto no destroy temos um notice, ele é usado para mostrar uma msg na tela dps da ação ser feita, e para ele executar é necessario colocar na pagina da view </text:p>
      <text:p text:style-name="P116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16"/>
      <text:p text:style-name="P116"/>
      <text:p text:style-name="P116"/>
      <text:p text:style-name="P116"><text:soft-page-break/></text:p>
      <text:p text:style-name="P117"/>
      <text:p text:style-name="P117"/>
      <text:p text:style-name="P117"/>
      <text:p text:style-name="P118">Doc:</text:p>
      <text:p text:style-name="P117">https://guides.rubyonrails.org/action_controller_overv iew.html#filters</text:p>
      <text:p text:style-name="P116"/>
      <text:p text:style-name="P116"/>
      <text:p text:style-name="P5"><text:span text:style-name="T8">Fluxo MVC <text:s/></text:span><text:span text:style-name="T9">para new e create </text:span><text:span text:style-name="T8">- aula 60</text:span></text:p>
      <text:p text:style-name="Standard"/>
      <text:p text:style-name="P119">dentro do arq _form começa-<text:span text:style-name="T10">se</text:span> com a tag form_with, nela temos alguns param<text:span text:style-name="T11">etros</text:span> a ser preenchidos</text:p>
      <text:p text:style-name="P119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19"/>
      <text:p text:style-name="P119"/>
      <text:p text:style-name="P119"/>
      <text:p text:style-name="P120"/>
      <text:p text:style-name="P119">local: true, chamada tradicional não terá js</text:p>
      <text:p text:style-name="P121">model: é o q esta especificado na new ou edit</text:p>
      <text:p text:style-name="P121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21"/>
      <text:p text:style-name="P121"/>
      <text:p text:style-name="P121"/>
      <text:p text:style-name="P121">@coin virou coin, ent o model é coin e não o @coin</text:p>
      <text:p text:style-name="P121"/>
      <text:p text:style-name="P122">Doc:</text:p>
      <text:p text:style-name="P122">https://api.rubyonrails.org/v5.1/classes /ActionView/Helpers/FormHelper.html#meth od-i-form_with</text:p>
      <text:p text:style-name="P122"/>
      <text:p text:style-name="P122"/>
      <text:p text:style-name="P6">Permissão parametros- Aula 62</text:p>
      <text:p text:style-name="P124"/>
      <text:p text:style-name="P124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o params chega com os dados e o permit indica quais campos podem ser alterados e seram enviados a<text:span text:style-name="T14">o</text:span> fazer o update e create.</text:p>
      <text:p text:style-name="P124"/>
      <text:p text:style-name="P124"><text:a xlink:type="simple" xlink:href="db:seed" text:style-name="Internet_20_link" text:visited-style-name="Visited_20_Internet_20_Link"/></text:p>
      <text:p text:style-name="P124"><text:a xlink:type="simple" xlink:href="db:seed" text:style-name="Internet_20_link" text:visited-style-name="Visited_20_Internet_20_Link"><text:span text:style-name="T12">db:seed</text:span></text:a><text:span text:style-name="T12"> – Aula 63</text:span></text:p>
      <text:p text:style-name="P6"/>
      <text:p text:style-name="P33">Arquivo no qual pode sempre alimentar o DB com dados para teste.</text:p>
      <text:p text:style-name="P33">Fica na pasta db/seeds.rb</text:p>
      <text:p text:style-name="P33"/>
      <text:p text:style-name="P33"/>
      <text:p text:style-name="P33"/>
      <text:p text:style-name="P33"/>
      <text:p text:style-name="P6"><text:soft-page-break/>Rake tasks – Aula 64</text:p>
      <text:p text:style-name="P33"/>
      <text:p text:style-name="P33">rails -T <text:s text:c="3"/>lista todas as tasks</text:p>
      <text:p text:style-name="P33"/>
      <text:p text:style-name="P33">rails g task <text:span text:style-name="T13">namespace</text:span> <text:span text:style-name="T13">nomeTask</text:span><text:span text:style-name="T15"> <text:s text:c="7"/></text:span><text:span text:style-name="T16">cria a task</text:span></text:p>
      <text:p text:style-name="P126"/>
      <text:p text:style-name="P127">as tasks fica em lib/tasks/o arq.rb</text:p>
      <text:p text:style-name="P34"/>
      <text:p text:style-name="P34">%x( ) <text:s text:c="4"/>instrução que permite executar comandos no terminal </text:p>
      <text:p text:style-name="P34"/>
      <text:p text:style-name="P34"/>
      <text:p text:style-name="P34">Doc:</text:p>
      <text:p text:style-name="P34">https://guides.rubyonrails.org/command_line. html#custom-rake-tasks</text:p>
      <text:p text:style-name="P34"/>
      <text:p text:style-name="P34"/>
      <text:p text:style-name="P7">refatorando - Aula 6<text:span text:style-name="T17">6</text:span></text:p>
      <text:p text:style-name="P7"/>
      <text:p text:style-name="P35">gem tty-spinner</text:p>
      <text:p text:style-name="P35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Obs.:</text:p>
      <text:p text:style-name="P35">O yield serve para executar um bloco de código <text:span text:style-name="T17">dentro do methodo</text:span></text:p>
      <text:p text:style-name="P35"/>
      <text:p text:style-name="P36">há duas formas de escrever o codigo, como mostrado a cima:</text:p>
      <text:p text:style-name="P35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35"/>
      <text:p text:style-name="P36"><text:soft-page-break/>Porem é mais comum quando é uma linha só escrever da maneira de cima, ao invés com o do e end</text:p>
      <text:p text:style-name="P35"/>
      <text:p text:style-name="P35"/>
      <text:p text:style-name="P35"/>
      <text:p text:style-name="P8">find_or_create_by – Aula 67</text:p>
      <text:p text:style-name="P35"/>
      <text:p text:style-name="P37">procura no banco, se encontrar ele não cria dnv.</text:p>
      <text:p text:style-name="P37"/>
      <text:p text:style-name="P37">Ex:</text:p>
      <text:p text:style-name="P37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35"/>
      <text:p text:style-name="P38">P<text:span text:style-name="T18">orém, é mais comum </text:span><text:span text:style-name="T19">colocar todos os hashes em um array para assim iterar e mandar para o banco</text:span></text:p>
      <text:p text:style-name="P38"/>
      <text:p text:style-name="P38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38"/>
      <text:p text:style-name="P125">Doc:</text:p>
      <text:p text:style-name="P125">https://api.rubyonrails.org/classes/ActiveR ecord/Relation.html#method-i-find_or_create _by <text:s/>https://guides.rubyonrails.org/active_recor d_querying.html#find-or-create-by</text:p>
      <text:p text:style-name="P35"/>
      <text:p text:style-name="P35"/>
      <text:p text:style-name="P9">Migration stadalone – Aula 71</text:p>
      <text:p text:style-name="P35"/>
      <text:p text:style-name="P39">rails g migration Add_____To________ <text:s text:c="4"/>campos</text:p>
      <text:p text:style-name="P39"><text:tab/><text:tab/> <text:s text:c="8"/>coluna <text:s text:c="4"/>tabela no plural</text:p>
      <text:p text:style-name="P39"/>
      <text:p text:style-name="P42">ex: <text:span text:style-name="T21">rails g migration Add</text:span>MininfType<text:span text:style-name="T21">To</text:span>Coins <text:s/><text:span text:style-name="T21"><text:s/></text:span>mining_type:references</text:p>
      <text:p text:style-name="P39"/>
      <text:p text:style-name="P40">rails g migration <text:span text:style-name="T20">Remove</text:span>_____<text:span text:style-name="T20">From</text:span>________ <text:s text:c="4"/>campos</text:p>
      <text:p text:style-name="P39"/>
      <text:p text:style-name="P42">porque plural? Porque o model é a representação da tabela do db no rails, ent aqui fica no singular. Mas dentro do db é plural e como a migration vai mudar a tabela do banco por isso temos q colocar o To<text:span text:style-name="T13">NomeTabelaPlural</text:span></text:p>
      <text:p text:style-name="P39"/>
      <text:p text:style-name="P42">model- singular</text:p>
      <text:p text:style-name="P42">tabela - plural</text:p>
      <text:p text:style-name="P39"><text:soft-page-break/></text:p>
      <text:p text:style-name="P41">doc: </text:p>
      <text:p text:style-name="P128">https://guides.rubyonrails.org/active_record_migrations.html#creating-a-migration</text:p>
      <text:p text:style-name="P35"/>
      <text:p text:style-name="P35"/>
      <text:p text:style-name="P35"/>
      <text:p text:style-name="P35"/>
      <text:p text:style-name="P10">Associações “<text:span text:style-name="T22">belongs_to” </text:span>– Aula 72</text:p>
      <text:p text:style-name="P43"/>
      <text:p text:style-name="P43">rails dbconsole <text:s text:c="4"/>console para mexer com o banco, </text:p>
      <text:p text:style-name="P43"/>
      <text:p text:style-name="P43">.table lista as tabelas</text:p>
      <text:p text:style-name="P43">.fullschema <text:s text:c="2"/>lista o schema</text:p>
      <text:p text:style-name="P43"/>
      <text:p text:style-name="P43"/>
      <text:p text:style-name="P44">belongs_to <text:s text:c="4"/>nessa table tem um id/chave estrangeira q pertence a outra table</text:p>
      <text:p text:style-name="P44"/>
      <text:p text:style-name="P45">Brincando com as associações:</text:p>
      <text:p text:style-name="P45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Doc:</text:p>
      <text:p text:style-name="P46">https://guides.rubyonrails.org/association_basics.html #the-belongs-to-association</text:p>
      <text:p text:style-name="P45"/>
      <text:p text:style-name="P45"/>
      <text:p text:style-name="P45"/>
      <text:p text:style-name="P11">Associações has_many – Aula 73</text:p>
      <text:p text:style-name="P47"/>
      <text:p text:style-name="P47">has_many – tem muitos/vários</text:p>
      <text:p text:style-name="P47"/>
      <text:p text:style-name="P49">Aqui listaria todas as moedas cadastradas no primeiro tipo de mineração</text:p>
      <text:p text:style-name="P47"/>
      <text:p text:style-name="P47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47"/>
      <text:p text:style-name="P47"/>
      <text:p text:style-name="P47"/>
      <text:p text:style-name="P49"/>
      <text:p text:style-name="P49">Agora aqui eu estou jogando uma moeda dentro do primeiro tipo de mineração, </text:p>
      <text:p text:style-name="P49">pois o « faz isso</text:p>
      <text:p text:style-name="P49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8"/>
      <text:p text:style-name="P47"><text:soft-page-break/>doc:</text:p>
      <text:p text:style-name="P47">https://guides.rubyonrails.org/associati on_basics.html#the-has-many-association</text:p>
      <text:p text:style-name="P47"/>
      <text:p text:style-name="P47"/>
      <text:p text:style-name="P12">Ajustando task – aula 74</text:p>
      <text:p text:style-name="P50"/>
      <text:p text:style-name="P50">na associação para criar a moedas temos os seguintes atributos</text:p>
      <text:p text:style-name="P50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50"/>
      <text:p text:style-name="P50"/>
      <text:p text:style-name="P50"/>
      <text:p text:style-name="P50"/>
      <text:p text:style-name="P50"/>
      <text:p text:style-name="P50"/>
      <text:p text:style-name="P50">O mining_type deve esta relacionado a outra table, q fazemos a pesquisa assim</text:p>
      <text:p text:style-name="P50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>por que não o where? Da erro pois o where busca vários obj e o rails espera só um</text:p>
      <text:p text:style-name="P50">Find? Não funciona porque quando usa o find espera-se q seja o id, e nesse caso estamos usando o acronym</text:p>
      <text:p text:style-name="P50"/>
      <text:p text:style-name="P50">logo sobra o find_by</text:p>
      <text:p text:style-name="P50"/>
      <text:p text:style-name="P50"/>
      <text:p text:style-name="P50"/>
      <text:p text:style-name="P13">.map e .pluck – Aula 75</text:p>
      <text:p text:style-name="P51"/>
      <text:p text:style-name="P51">o .map é como o .each a diferença que ele altera as informações e devolve um array</text:p>
      <text:p text:style-name="P51">a = [1,2,3,4,5]</text:p>
      <text:p text:style-name="P52">quando o cod é só uma linha pode-se abrir chave ao invés do do end</text:p>
      <text:p text:style-name="P51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O .map pode ser usado no model para pegar informações</text:p>
      <text:p text:style-name="P53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4"><text:soft-page-break/>mas como o .map para pegar muitas informações fica com muito extenso também tem o .pluck, que cumpre também a mesma função</text:p>
      <text:p text:style-name="P54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4">select – Aula 76</text:p>
      <text:p text:style-name="P55"/>
      <text:p text:style-name="P55">doc:</text:p>
      <text:p text:style-name="P55">https://api.rubyonrails.org/v5.2.0/classes/ ActionView/Helpers/FormOptionsHelper.html#m ethod-i-select</text:p>
      <text:p text:style-name="P55"/>
      <text:p text:style-name="P55"/>
      <text:p text:style-name="P14">padronização MVC – Aula 77</text:p>
      <text:p text:style-name="P55"/>
      <text:p text:style-name="P55">nunca se deve acessar o model pela view quando se usa a arquitetura MVC, esse papel deveria ser do controller, logo cria-<text:span text:style-name="T23">se </text:span>um methodo no controller para esse acesso. </text:p>
      <text:p text:style-name="P55"/>
      <text:p text:style-name="P56">Nesse methodo terá uma variável de instancia q sera usada na view</text:p>
      <text:p text:style-name="P55"/>
      <text:p text:style-name="P56">Ao criar o methodo no private la não pode esq<text:span text:style-name="T23">u</text:span>ecer de <text:span text:style-name="T23">invocá-lo</text:span> no before_action</text:p>
      <text:p text:style-name="P56"/>
      <text:p text:style-name="P56"/>
      <text:p text:style-name="P56"/>
      <text:p text:style-name="P15">YAML – Aula 78</text:p>
      <text:p text:style-name="P57"/>
      <text:p text:style-name="P57">Para funcionar precisa estar com a indentação correta, 2 espaços ou 1 solft tab</text:p>
      <text:p text:style-name="P57"/>
      <text:p text:style-name="P57"/>
      <text:p text:style-name="P17">Internalização i18n – Aula 79</text:p>
      <text:p text:style-name="P58"/>
      <text:p text:style-name="P59">Serve para sua aplicação tenha varias idiomas</text:p>
      <text:p text:style-name="P59"/>
      <text:p text:style-name="P59">Para ativar precisa de:</text:p>
      <text:p text:style-name="P60">Instalar a gem, col<text:span text:style-name="T23">o</text:span>cando no gemfile e fazendo o bundle</text:p>
      <text:p text:style-name="P129">gem 'rails-i18n', '~&gt; 5.1'</text:p>
      <text:p text:style-name="P60"/>
      <text:p text:style-name="P60">criar um arq locale.rb dentro de config/initializer</text:p>
      <text:p text:style-name="P60"/>
      <text:p text:style-name="P60">dentro dele colocar:</text:p>
      <text:p text:style-name="P60">I18n.available_locales = [:en, 'pt-BR'] <text:s text:c="4"/>aqui mostra quais os idiomas disponiveis</text:p>
      <text:p text:style-name="P60">I18n.default_locale = :en <text:s text:c="25"/>aqui qual o idioma padrao</text:p>
      <text:p text:style-name="P61"><text:soft-page-break/>Esses arquivos são renderizados ao iniciar a app, ent ao editá-los é necessário para<text:span text:style-name="T35">r</text:span> o server e start novamente </text:p>
      <text:p text:style-name="P60"/>
      <text:p text:style-name="P59">doc:</text:p>
      <text:p text:style-name="P59"><text:a xlink:type="simple" xlink:href="https://guides.rubyonrails.org/i18n.html" text:style-name="Internet_20_link" text:visited-style-name="Visited_20_Internet_20_Link">https://guides.rubyonrails.org/i18n.html</text:a></text:p>
      <text:p text:style-name="P59"/>
      <text:p text:style-name="P59"/>
      <text:p text:style-name="P16">Usando i18n – Aula 80</text:p>
      <text:p text:style-name="P16"/>
      <text:p text:style-name="P62">I18n.t( ) método utilizado para receber uma tradução de um arquivo yaml q estão na pasta config/locales</text:p>
      <text:p text:style-name="P62"/>
      <text:p text:style-name="P64">para adicionar novos idiomas só criar novos arq com a sigla do idioma dentro dessa mesma pasta</text:p>
      <text:p text:style-name="P62"/>
      <text:p text:style-name="P62">é <text:span text:style-name="T33">comum você encontrar somente t( ‘chave’ ) <text:s/></text:span><text:span text:style-name="T34">n</text:span><text:span text:style-name="T36">ão pode esquecer das ‘’ na chave</text:span></text:p>
      <text:p text:style-name="P62"/>
      <text:p text:style-name="P63">Já para data e hora existe o metodo I18n.l() ou somenten l(), serve para deixar no formato local</text:p>
      <text:p text:style-name="P63">ex: l(Date.today)</text:p>
      <text:p text:style-name="P63"/>
      <text:p text:style-name="P139">quando tem subtopicos colocar . Para inteligar</text:p>
      <text:p text:style-name="P139">ex t(‘msg.menu’)</text:p>
      <text:p text:style-name="P63"/>
      <text:p text:style-name="P63"/>
      <text:p text:style-name="P63"/>
      <text:p text:style-name="P18">Traduzindo model – Aula 81</text:p>
      <text:p text:style-name="P18"/>
      <text:p text:style-name="P65">Model.human_attribute_name(attribute)</text:p>
      <text:p text:style-name="P65"/>
      <text:p text:style-name="P130"><text:span text:style-name="T25">ex: Coin</text:span><text:span text:style-name="T24">.human_attribute_name(</text:span><text:span text:style-name="T25">description</text:span><text:span text:style-name="T24">)</text:span></text:p>
      <text:p text:style-name="P72"/>
      <text:p text:style-name="P130"><text:span text:style-name="T24"><text:tab/><text:tab/><text:tab/></text:span><text:span text:style-name="T26">ou</text:span></text:p>
      <text:p text:style-name="P72"><text:tab/><text:tab/><text:tab/></text:p>
      <text:p text:style-name="P131"><text:span text:style-name="T25">ex: </text:span><text:span text:style-name="T26">@coins</text:span><text:span text:style-name="T24">.human_attribute_name(</text:span><text:span text:style-name="T25">description</text:span><text:span text:style-name="T24">) <text:s text:c="7"/></text:span><text:span text:style-name="T26">a variavel de sessão do controller também funciona</text:span></text:p>
      <text:p text:style-name="P73"/>
      <text:p text:style-name="P74"/>
      <text:p text:style-name="P75">O model temos como mostrar no singular ou plural</text:p>
      <text:p text:style-name="P75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7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66">Model.<text:span text:style-name="T37">moldel_name.human</text:span>(<text:span text:style-name="T37">count: 1 ou 2</text:span>) <text:s text:c="2"/><text:span text:style-name="T38">1 singular 2 plural</text:span></text:p>
      <text:p text:style-name="P66"/>
      <text:p text:style-name="P132"><text:span text:style-name="T25">ex: Coin</text:span><text:span text:style-name="T24">.</text:span><text:span text:style-name="T27">moldel_name.human</text:span><text:span text:style-name="T24">(</text:span><text:span text:style-name="T27">count: 2</text:span><text:span text:style-name="T24">)</text:span></text:p>
      <text:p text:style-name="P74"/>
      <text:p text:style-name="P73"><text:soft-page-break/>doc: </text:p>
      <text:p text:style-name="P73">https://guides.rubyonrails.org/i18n.html#translations-for -active-record-models</text:p>
      <text:p text:style-name="P76"/>
      <text:p text:style-name="P77"/>
      <text:p text:style-name="P19">Cookies e sessions – Aula 83</text:p>
      <text:p text:style-name="P73"/>
      <text:p text:style-name="P77">HTTP é stateless, não sabe quem fez a requisição nem para onde vai, ele só pega trata e devolve</text:p>
      <text:p text:style-name="P77"/>
      <text:p text:style-name="P77">Stateful ele consegue burlar o stateless do HTTP atraves dos cookies, pegando algumas informações e guardando no navegador</text:p>
      <text:p text:style-name="P77">já as sessions pega as informações e guarda no servidor</text:p>
      <text:p text:style-name="P77"/>
      <text:p text:style-name="P78">sintax <text:span text:style-name="T40">no controller</text:span>:</text:p>
      <text:p text:style-name="P78"/>
      <text:p text:style-name="P78">cookies[:curso] = “O dado”</text:p>
      <text:p text:style-name="P78">session[:curso] = “O dado”</text:p>
      <text:p text:style-name="P78"/>
      <text:p text:style-name="P78"><text:s/><text:span text:style-name="T40">e dps colocar na view </text:span></text:p>
      <text:p text:style-name="P78"/>
      <text:p text:style-name="P78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67">Dentro de controller/applicationController.rb <text:s/>criamos um metodo para já iniciar com o idioma padrao da pessoa </text:p>
      <text:p text:style-name="P67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67"><text:s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dps onde quiser colocar para mudar o idioma </text:p>
      <text:p text:style-name="P68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8">ou</text:p>
      <text:p text:style-name="P68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21">Conhecendo Assets Pipeline – Aula 86</text:p>
      <text:p text:style-name="P69"/>
      <text:p text:style-name="P69">Assets Pipeline é usando para minificar o css e js <text:s/>para aumentar na performace da aplicação, <text:span text:style-name="T48">tambem utilizado para miturar css com ruby e ruby com js</text:span></text:p>
      <text:p text:style-name="P69"/>
      <text:p text:style-name="P69">é uma gem chamada sprockets-rails</text:p>
      <text:p text:style-name="P69"/>
      <text:p text:style-name="P69"/>
      <text:p text:style-name="P69">Fingerprint é usado para evitar o cache do navegador, tocando assim sempre <text:s/>o nome do arquivo css e js para o servidor sempre recarrega-lo e ver se tem uma nova alteração</text:p>
      <text:p text:style-name="P69"/>
      <text:p text:style-name="P70">Os assets devem ficar em pastas específicas. </text:p>
      <text:p text:style-name="P70">○ app/assets: Para assets criados pelo próprio Rails </text:p>
      <text:p text:style-name="P70">○ lib/assets: Para assets que você mesmo criou </text:p>
      <text:p text:style-name="P70">○ vendor/assets: Para assets que você “pegou” de terceiro</text:p>
      <text:p text:style-name="P70"/>
      <text:p text:style-name="P70"/>
      <text:p text:style-name="P22">isolando assets por controller – aula 87</text:p>
      <text:p text:style-name="P22"/>
      <text:p text:style-name="P71">usado para não carregar aquivos desnecessários e prejudicar na perfomace da aplicação</text:p>
      <text:p text:style-name="P71">ex: pagina de moedas e pagina de mineração, não precisa carregar os aqr de moedas se estou na pagina de mineração</text:p>
      <text:p text:style-name="P71"/>
      <text:p text:style-name="P79">na pasta app/assets/javascript ou <text:s/>app/assets/stylesheets temos os arq aplication, no qual tem o cod:</text:p>
      <text:p text:style-name="P79"/>
      <text:p text:style-name="P133">//= require_tree .</text:p>
      <text:p text:style-name="P133"/>
      <text:p text:style-name="Standard">Esse codigo faz com q todos os arq js e css sejam carregados o q não é bom, pois <text:s/>prejudica a prformace da aplicação</text:p>
      <text:p text:style-name="P79"><text:s/></text:p>
      <text:p text:style-name="P109">params[<text:span text:style-name="T39">:controller</text:span>]</text:p>
      <text:p text:style-name="P79"/>
      <text:p text:style-name="P80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80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80"/>
      <text:p text:style-name="P81">Mas dps disso dá um erro na pre-complilação, pois rails não esta reconhecendo nosso arquivos</text:p>
      <text:p text:style-name="P81"/>
      <text:p text:style-name="P81">temos q ir em config/initializrs/assets.rb e adicionar a linha com o nome do assets</text:p>
      <text:p text:style-name="P81"/>
      <text:p text:style-name="P115"><text:span text:style-name="T43">Rails</text:span><text:span text:style-name="T46">.</text:span><text:span text:style-name="T45">application</text:span><text:span text:style-name="T46">.</text:span><text:span text:style-name="T45">config</text:span><text:span text:style-name="T46">.</text:span><text:span text:style-name="T45">assets</text:span><text:span text:style-name="T46">.</text:span><text:span text:style-name="T45">precompile</text:span><text:span text:style-name="T46"> </text:span><text:span text:style-name="T2">+=</text:span><text:span text:style-name="T46"> </text:span><text:span text:style-name="T6">%w( welcome.css </text:span></text:p>
      <text:p text:style-name="P115"><text:span text:style-name="T6"><text:tab/><text:tab/><text:tab/><text:tab/><text:tab/><text:tab/><text:tab/></text:span><text:span text:style-name="T7">coins.css</text:span><text:span text:style-name="T6">)</text:span></text:p>
      <text:p text:style-name="P134"/>
      <text:p text:style-name="P115"><text:span text:style-name="T42">Rails</text:span>.<text:span text:style-name="T44">application</text:span>.<text:span text:style-name="T44">config</text:span>.<text:span text:style-name="T44">assets</text:span>.<text:span text:style-name="T44">precompile</text:span> <text:span text:style-name="T1">+=</text:span> <text:span text:style-name="T5">%w(cable.js </text:span></text:p>
      <text:p text:style-name="P135"><text:tab/><text:tab/><text:tab/><text:tab/><text:tab/><text:tab/><text:tab/>coins.js</text:p>
      <text:p text:style-name="P135"><text:tab/><text:tab/><text:tab/><text:tab/><text:tab/><text:tab/><text:tab/>mining_</text:p>
      <text:p text:style-name="P135"><text:tab/><text:tab/><text:tab/><text:tab/><text:tab/><text:tab/><text:tab/>types.js </text:p>
      <text:p text:style-name="P135"><text:tab/><text:tab/><text:tab/><text:tab/><text:tab/><text:tab/><text:tab/>welcome.js)</text:p>
      <text:p text:style-name="P110"/>
      <text:p text:style-name="P82"/>
      <text:p text:style-name="P82">doc:</text:p>
      <text:p text:style-name="P82">https://guides.rubyonrails.org/asset_pipeline.html#coding-li nks-to-assets</text:p>
      <text:p text:style-name="P82"/>
      <text:p text:style-name="P82"/>
      <text:p text:style-name="P23">Usando Asset Pipeline – Aula 88</text:p>
      <text:p text:style-name="P23"/>
      <text:p text:style-name="P82">misturando css com ruby</text:p>
      <text:p text:style-name="P82">O arq necessita estar com a extensão arq.css.erb, <text:span text:style-name="T49">agr o arq css executa ruby</text:span></text:p>
      <text:p text:style-name="P82"/>
      <text:p text:style-name="P111"><text:span text:style-name="T41">background-color</text:span><text:span text:style-name="T1">:</text:span> &lt;%= Rails.env.development? ? <text:span text:style-name="T4">'</text:span><text:span text:style-name="T5">green</text:span><text:span text:style-name="T4">'</text:span> : <text:span text:style-name="T4">'</text:span><text:span text:style-name="T5">red</text:span><text:span text:style-name="T4">'</text:span>%&gt;;</text:p>
      <text:p text:style-name="P111"/>
      <text:p text:style-name="P85"/>
      <text:p text:style-name="P83">misturando <text:span text:style-name="T49">s</text:span>css com ruby</text:p>
      <text:p text:style-name="P83">O arq necessita estar com a extensão arq.<text:span text:style-name="T49">s</text:span>css.erb, <text:span text:style-name="T49">agr o arq scss executa ruby</text:span></text:p>
      <text:p text:style-name="P83"/>
      <text:p text:style-name="P87">image q você cria lib/assets/cria pasta images</text:p>
      <text:p text:style-name="P112"><text:span text:style-name="T41">background-image</text:span><text:span text:style-name="T1">:</text:span> <text:span text:style-name="T41">asset-url</text:span>(<text:span text:style-name="T4">'</text:span><text:span text:style-name="T5">rails.png</text:span><text:span text:style-name="T4">'</text:span>);</text:p>
      <text:p text:style-name="P86"/>
      <text:p text:style-name="P84">misturando <text:span text:style-name="T50">js</text:span> com ruby</text:p>
      <text:p text:style-name="P84">O arq necessita estar com a extensão arq.<text:span text:style-name="T50">js</text:span>.erb, <text:span text:style-name="T49">agr o arq </text:span><text:span text:style-name="T50">js</text:span><text:span text:style-name="T49"> executa ruby</text:span></text:p>
      <text:p text:style-name="P84"/>
      <text:p text:style-name="P113"><text:span text:style-name="T1">&lt;%</text:span> msg <text:span text:style-name="T1">=</text:span> <text:span text:style-name="T42">Time</text:span>.<text:span text:style-name="T44">now</text:span>.<text:span text:style-name="T44">hour</text:span> <text:span text:style-name="T1">&lt;</text:span> <text:span text:style-name="T39">12</text:span> <text:span text:style-name="T1">?</text:span> <text:span text:style-name="T4">'</text:span><text:span text:style-name="T5">Bom dia!</text:span><text:span text:style-name="T4">'</text:span> : <text:span text:style-name="T4">'</text:span><text:span text:style-name="T5">Olá!!!</text:span><text:span text:style-name="T4">'</text:span> <text:span text:style-name="T1">%&gt;</text:span></text:p>
      <text:p text:style-name="P114">alert("<text:span text:style-name="T1">&lt;%=</text:span> msg <text:span text:style-name="T1">%&gt;</text:span>");</text:p>
      <text:p text:style-name="P84"/>
      <text:p text:style-name="P84"/>
      <text:p text:style-name="P84"/>
      <text:p text:style-name="P24">Usando task para pré-compilar - aula 89</text:p>
      <text:p text:style-name="P24"/>
      <text:p text:style-name="P92">Quando tentamos subir a aplicação em modo produção sempre da um erro, porque?</text:p>
      <text:p text:style-name="P92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92"/>
      <text:p text:style-name="P92">rails assets:precompile</text:p>
      <text:p text:style-name="P92"/>
      <text:p text:style-name="P25"><text:span text:style-name="T24">assim aparece em public uma pasta chamada assets </text:span><text:span text:style-name="T28">com todos os assets</text:span></text:p>
      <text:p text:style-name="P93"/>
      <text:p text:style-name="P26"><text:span text:style-name="T24">porem o DB não esta para producao ainda, </text:span><text:span text:style-name="T29">ent temos q primeiro cria-lo com:</text:span></text:p>
      <text:p text:style-name="P94"/>
      <text:p text:style-name="P26"><text:span text:style-name="T29">RAILS_ENV=production rails db:create </text:span><text:a xlink:type="simple" xlink:href="db:migrate" text:style-name="Internet_20_link" text:visited-style-name="Visited_20_Internet_20_Link"><text:span text:style-name="T29">db:migrate</text:span></text:a></text:p>
      <text:p text:style-name="P94"/>
      <text:p text:style-name="P95">dps subir a app </text:p>
      <text:p text:style-name="P95"/>
      <text:p text:style-name="P95">rails s -e production</text:p>
      <text:p text:style-name="P95"/>
      <text:p text:style-name="P95"/>
      <text:p text:style-name="P95">mas ainda sim não subiu todos os arq estaticos, para isso é necessario ir em config/envolroments/production.rb</text:p>
      <text:p text:style-name="P95"/>
      <text:p text:style-name="P95">rodar no terminal</text:p>
      <text:p text:style-name="P95">RAILS_SERVE_STATIC_FILES=true rails s -e production</text:p>
      <text:p text:style-name="P95"/>
      <text:p text:style-name="P27"><text:span text:style-name="T24">apaga a pasta assets do publi</text:span><text:span text:style-name="T30">c</text:span></text:p>
      <text:p text:style-name="P96"/>
      <text:p text:style-name="P95">rails assets:clobber </text:p>
      <text:p text:style-name="P95"/>
      <text:p text:style-name="P95"/>
      <text:p text:style-name="P28">usando biblioteca js <text:span text:style-name="T54">Vendor/assets </text:span>- <text:s/>Aula 90</text:p>
      <text:p text:style-name="P28"/>
      <text:p text:style-name="P88">A três formas de usar uma biblioteca js</text:p>
      <text:p text:style-name="P88"/>
      <text:p text:style-name="P88">A primeira é baixando dentro da pasta vendor/assets/<text:span text:style-name="T52">javascripts</text:span> <text:s text:c="2"/><text:span text:style-name="T52">caso não tenha a pasta assets criá-la</text:span></text:p>
      <text:p text:style-name="P88"/>
      <text:p text:style-name="P89">copiar o link de download da biblioteca e colocar no terminal</text:p>
      <text:p text:style-name="P89"/>
      <text:p text:style-name="P89">wget link <text:s text:c="10"/>isso estando dentro da pasta <text:span text:style-name="T51">vendor/assets/</text:span>javascripts<text:span text:style-name="T51"> </text:span></text:p>
      <text:p text:style-name="P89"/>
      <text:p text:style-name="P89">ex: wget <text:a xlink:type="simple" xlink:href="https://code.jquery.com/jquery-3.6.1.js" text:style-name="Internet_20_link" text:visited-style-name="Visited_20_Internet_20_Link">https://code.jquery.com/jquery-3.6.1.js</text:a></text:p>
      <text:p text:style-name="P89"/>
      <text:p text:style-name="P89"/>
      <text:p text:style-name="P89">dps temos q ir em app/assets/javascrpits/aplication.<text:span text:style-name="T53">ja.e</text:span>rb para carregar a biblioteca dentro da aplicação, colocando o nome do arq da biblioteca</text:p>
      <text:p text:style-name="P89"/>
      <text:p text:style-name="P89">escrever : //= require nomeArqBiblioteca</text:p>
      <text:p text:style-name="P89">ex //= require jquery</text:p>
      <text:p text:style-name="P89"/>
      <text:p text:style-name="P98">ouu</text:p>
      <text:p text:style-name="P89"/>
      <text:p text:style-name="P97">porem outra forma é na pasta layout em aplication.hmtl.erb você importar o link da biblioteca, assim:</text:p>
      <text:p text:style-name="P97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97"><text:s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dps tem q pre-compilar em congif/initializer/assets.rb e na parte js importar jquery.js e notify.js</text:p>
      <text:p text:style-name="P97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97"/>
      <text:p text:style-name="P29">Usando biblioteca js rails-assets.org – Aula 91</text:p>
      <text:p text:style-name="P29"/>
      <text:p text:style-name="P99">faciliar o uso de biblioteca, pois sua proposta é pegar uma biblioteca js e transformar em uma gem</text:p>
      <text:p text:style-name="P97"/>
      <text:p text:style-name="P136"><text:span text:style-name="T32">acessa o </text:span><text:span text:style-name="T31">site: </text:span>rails-assets.org</text:p>
      <text:p text:style-name="P136"/>
      <text:p text:style-name="P137">coloca no gemfile a gem</text:p>
      <text:p text:style-name="P137">roda o bundler</text:p>
      <text:p text:style-name="P90">ir em app/assets/javascrpits/aplication.<text:span text:style-name="T53">ja.e</text:span>rb para carregar a biblioteca dentro da aplicação, colocando o nome do arq da biblioteca</text:p>
      <text:p text:style-name="P90"/>
      <text:p text:style-name="P90">escrever : //= require nomeArqBiblioteca</text:p>
      <text:p text:style-name="P90">ex //= require jquery</text:p>
      <text:p text:style-name="P90"/>
      <text:p text:style-name="P30"/>
      <text:p text:style-name="P31">Yarn- Aula 9<text:span text:style-name="T55">3</text:span></text:p>
      <text:p text:style-name="P31"/>
      <text:p text:style-name="P100">utilizado para gerenciar as bibliotecas js</text:p>
      <text:p text:style-name="P101">ao dar um yarn init criara um arquivo na / chamado package.json onde colocaremos as biblioteca, é tipo o gemfile para o js</text:p>
      <text:p text:style-name="P101"/>
      <text:p text:style-name="P101">para usar você vai no site do yarn, pesquisa a biblioteca necessaria, pega o comando para instala-la, dps roda no terminal e é para aparecer o arquivo package.json a biblioteca, no yarn.lock é para estar também e na pasta node_modules é para ter uma pasta com o nome da biblioteca</text:p>
      <text:p text:style-name="P101"/>
      <text:p text:style-name="P101">no final <text:span text:style-name="T52">ir em app/assets/javascrpits/aplication.</text:span><text:span text:style-name="T53">ja.e</text:span><text:span text:style-name="T52">rb para carregar a biblioteca dentro da aplicação, colocando o nome d</text:span><text:span text:style-name="T56">a pasta</text:span><text:span text:style-name="T52"> da biblioteca </text:span><text:span text:style-name="T56">criada em node modules</text:span></text:p>
      <text:p text:style-name="P91"/>
      <text:p text:style-name="P91">escrever : //= require nomeArqBiblioteca</text:p>
      <text:p text:style-name="P91"><text:soft-page-break/>ex //= require jquery</text:p>
      <text:p text:style-name="P101"/>
      <text:p text:style-name="P102">caso não encontre tem q passar o caminho do arq da biblioteca:</text:p>
      <text:p text:style-name="P107"><text:span text:style-name="T47"><text:s/>ex: </text:span><text:span text:style-name="T57">//= require notify-js-legacy/notify</text:span></text:p>
      <text:p text:style-name="Standard">e <text:span text:style-name="T58">algumas vezes você tem q informar o caminho dentro da pasta dist</text:span></text:p>
      <text:p text:style-name="P114">//= require bootstrap/dist/js/bootstrap</text:p>
      <text:p text:style-name="P103"/>
      <text:p text:style-name="P103"/>
      <text:p text:style-name="P104">Obs: quando sobe o projeto do github a pasta node_modules pode não ir junto, para isso você tem q rodar um yarn install caso precise baixar seu projeto em algum lugar </text:p>
      <text:p text:style-name="P104"/>
      <text:p text:style-name="P104"/>
      <text:p text:style-name="P105">Bootstrap – Aula 94</text:p>
      <text:p text:style-name="P105"/>
      <text:p text:style-name="P106">para carregar você tem q instalar o bootstrap, pode ser pelo yarn</text:p>
      <text:p text:style-name="P106">dps inst<text:span text:style-name="T59">a</text:span>lar o popper</text:p>
      <text:p text:style-name="P106">todos deve ser requiridos nos arquivos da pasta <text:span text:style-name="T52">app/assets/ </text:span>tanto no js quanto no css.</text:p>
      <text:p text:style-name="P106"/>
      <text:p text:style-name="P106"/>
      <text:p text:style-name="P10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24T14:35:53.916813942</dc:date>
    <meta:editing-duration>PT7H16M54S</meta:editing-duration>
    <meta:editing-cycles>39</meta:editing-cycles>
    <meta:generator>LibreOffice/7.3.6.2$Linux_X86_64 LibreOffice_project/30$Build-2</meta:generator>
    <meta:document-statistic meta:table-count="0" meta:image-count="26" meta:object-count="0" meta:page-count="14" meta:paragraph-count="243" meta:word-count="1977" meta:character-count="13137" meta:non-whitespace-character-count="10998"/>
  </office:meta>
</office:document-meta>
</file>